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6feb8" officeooo:paragraph-rsid="0006feb8"/>
    </style:style>
    <style:style style:name="P2" style:family="paragraph" style:parent-style-name="Standard" style:list-style-name="L2">
      <style:text-properties officeooo:rsid="0006feb8" officeooo:paragraph-rsid="0006feb8"/>
    </style:style>
    <style:style style:name="P3" style:family="paragraph" style:parent-style-name="Standard" style:list-style-name="L2">
      <style:text-properties fo:font-weight="bold" officeooo:rsid="0006feb8" officeooo:paragraph-rsid="0006feb8" style:font-weight-asian="bold" style:font-weight-complex="bold"/>
    </style:style>
    <style:style style:name="P4" style:family="paragraph" style:parent-style-name="Standard" style:list-style-name="L2">
      <style:text-properties fo:font-weight="normal" officeooo:rsid="0006feb8" officeooo:paragraph-rsid="0006feb8" style:font-weight-asian="normal" style:font-weight-complex="normal"/>
    </style:style>
    <style:style style:name="P5" style:family="paragraph" style:parent-style-name="Standard" style:list-style-name="L2">
      <style:text-properties fo:font-weight="normal" officeooo:rsid="000836b5" officeooo:paragraph-rsid="000836b5" style:font-weight-asian="normal" style:font-weight-complex="normal"/>
    </style:style>
    <style:style style:name="P6" style:family="paragraph" style:parent-style-name="Standard" style:list-style-name="L2">
      <style:text-properties fo:font-weight="normal" officeooo:rsid="0009e055" officeooo:paragraph-rsid="0009e055" style:font-weight-asian="normal" style:font-weight-complex="normal"/>
    </style:style>
    <style:style style:name="P7" style:family="paragraph" style:parent-style-name="Standard">
      <style:text-properties fo:font-size="14pt" fo:font-weight="bold" officeooo:rsid="0006feb8" officeooo:paragraph-rsid="0006feb8" style:font-size-asian="14pt" style:font-weight-asian="bold" style:font-size-complex="14pt" style:font-weight-complex="bold"/>
    </style:style>
    <style:style style:name="T1" style:family="text">
      <style:text-properties fo:color="#c9211e" loext:opacity="100%" fo:font-weight="bold" style:font-weight-asian="bold" style:font-weight-complex="bold"/>
    </style:style>
    <style:style style:name="T2" style:family="text">
      <style:text-properties fo:color="#2a6099" loext:opacity="100%" fo:font-weight="bold" style:font-weight-asian="bold" style:font-weight-complex="bold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fo:font-weight="bold" style:font-weight-asian="bold" style:font-weight-complex="bold"/>
    </style:style>
    <style:style style:name="T5" style:family="text">
      <style:text-properties fo:color="#000000" loext:opacity="100%" fo:font-weight="normal" style:font-weight-asian="normal" style:font-weight-complex="normal"/>
    </style:style>
    <style:style style:name="T6" style:family="text">
      <style:text-properties fo:color="#000000" loext:opacity="100%" fo:font-size="14pt" style:font-size-asian="14pt" style:font-size-complex="14pt"/>
    </style:style>
    <style:style style:name="T7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000000" loext:opacity="100%" fo:font-size="16pt" style:font-size-asian="16pt" style:font-size-complex="16pt"/>
    </style:style>
    <style:style style:name="T9" style:family="text">
      <style:text-properties fo:color="#ff0000" loext:opacity="100%" fo:font-weight="bold" style:font-weight-asian="bold" style:font-weight-complex="bol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INSTALAÇÃO DA PLACA USB WIFI NO LINUX Mint Xfce</text:p>
      <text:p text:style-name="P1"/>
      <text:p text:style-name="P1"/>
      <text:list xml:id="list3951203426" text:style-name="L2">
        <text:list-item>
          <text:p text:style-name="P2">É necessária a conexão com a INTERNET para baixar os DRIVERs dos repositórios</text:p>
        </text:list-item>
        <text:list-item>
          <text:p text:style-name="P2">Abrir o TERMINAL Linux (CRTL + T)</text:p>
        </text:list-item>
        <text:list-item>
          <text:p text:style-name="P2">Digitar o comando:</text:p>
          <text:p text:style-name="P3">lsusb</text:p>
          <text:p text:style-name="P2"><text:span text:style-name="T1">Obs</text:span>.: A designação da USB WIFI deve conter: <text:span text:style-name="T2">Obda: f179 </text:span><text:span text:style-name="T5">caso contrário o procedimento de instalação deve terminar AQUI. Pois os drivers não vão funcionar para outras variantes</text:span></text:p>
        </text:list-item>
        <text:list-item>
          <text:p text:style-name="P2"><text:span text:style-name="T5">Instalar o </text:span><text:span text:style-name="T4">git</text:span><text:span text:style-name="T5"> com o seguinte comando:</text:span></text:p>
          <text:p text:style-name="P2"><text:span text:style-name="T4">sudo</text:span><text:span text:style-name="T5"> apt-get install </text:span><text:span text:style-name="T4">git</text:span></text:p>
          <text:p text:style-name="P4"><text:span text:style-name="T3">[digitar a senha]</text:span></text:p>
          <text:p text:style-name="P4"><text:span text:style-name="T3">esse aplicativo serve para CLONAGEM.</text:span></text:p>
        </text:list-item>
        <text:list-item>
          <text:p text:style-name="P4"><text:span text:style-name="T3">Instalar o </text:span><text:span text:style-name="T4">dkms</text:span><text:span text:style-name="T3">:</text:span></text:p>
          <text:p text:style-name="P4"><text:span text:style-name="T4">sudo</text:span><text:span text:style-name="T3"> apt-get install </text:span><text:span text:style-name="T4">dkms</text:span></text:p>
          <text:p text:style-name="P4"><text:span text:style-name="T3">[digitar a senha]</text:span></text:p>
        </text:list-item>
        <text:list-item>
          <text:p text:style-name="P4"><text:span text:style-name="T3">Instalar o MÓDULO ASSISTENTE:</text:span></text:p>
          <text:p text:style-name="P4"><text:span text:style-name="T4">sudo</text:span><text:span text:style-name="T3"> apt-get install </text:span><text:span text:style-name="T4">module-assistant</text:span></text:p>
        </text:list-item>
        <text:list-item>
          <text:p text:style-name="P4"><text:span text:style-name="T3">Digitar o comando </text:span><text:span text:style-name="T4">lsusb</text:span></text:p>
        </text:list-item>
        <text:list-item>
          <text:p text:style-name="P4"><text:span text:style-name="T3">Será necessário a criação de um diretórios:</text:span></text:p>
          <text:p text:style-name="P4"><text:span text:style-name="T4">mkdir</text:span><text:span text:style-name="T3"> /</text:span><text:span text:style-name="T2">home</text:span><text:span text:style-name="T3">/[</text:span><text:span text:style-name="T4">nome do usuário</text:span><text:span text:style-name="T3">]/</text:span><text:span text:style-name="T4">DriverBuild</text:span></text:p>
        </text:list-item>
        <text:list-item>
          <text:p text:style-name="P5"><text:span text:style-name="T3">Entrar no diretório:</text:span></text:p>
          <text:p text:style-name="P5"><text:span text:style-name="T4">cd</text:span><text:span text:style-name="T3"> /</text:span><text:span text:style-name="T2">home</text:span><text:span text:style-name="T3">/[</text:span><text:span text:style-name="T4">nome do usuário</text:span><text:span text:style-name="T3">]/</text:span><text:span text:style-name="T4">DriverBuild</text:span></text:p>
        </text:list-item>
        <text:list-item>
          <text:p text:style-name="P5"><text:span text:style-name="T3">Inicialiar o MÓDUSO ASSISTENTE:</text:span></text:p>
          <text:p text:style-name="P5"><text:span text:style-name="T4">sudo</text:span><text:span text:style-name="T3"> </text:span><text:span text:style-name="T2">m</text:span><text:span text:style-name="T3">-</text:span><text:span text:style-name="T2">a</text:span><text:span text:style-name="T3"> </text:span><text:span text:style-name="T4">update</text:span></text:p>
          <text:p text:style-name="P5"><text:span text:style-name="T4">sudo <text:s/></text:span><text:span text:style-name="T2">m</text:span><text:span text:style-name="T3">-</text:span><text:span text:style-name="T2">a </text:span><text:span text:style-name="T4">prepare</text:span></text:p>
        </text:list-item>
        <text:list-item>
          <text:p text:style-name="P5"><text:span text:style-name="T3">Baixar o CÓDIGO-FONTE do GITHUB:</text:span></text:p>
          <text:p text:style-name="P5"><text:span text:style-name="T7">git</text:span><text:span text:style-name="T6"> clone </text:span><text:a xlink:type="simple" xlink:href="https://github.com/kelebek333/rtl8188fu" text:style-name="Internet_20_link" text:visited-style-name="Visited_20_Internet_20_Link">https://github.com/kelebek333/rtl8188fu</text:a></text:p>
        </text:list-item>
        <text:list-item>
          <text:p text:style-name="P5"><text:span text:style-name="T3">Utilizar o </text:span><text:span text:style-name="T4">dkms</text:span><text:span text:style-name="T3">:</text:span></text:p>
          <text:p text:style-name="P5"><text:span text:style-name="T4">sudo</text:span><text:span text:style-name="T3"> </text:span><text:span text:style-name="T4">dkms</text:span><text:span text:style-name="T3"> add ./rtl8188fu</text:span></text:p>
        </text:list-item>
        <text:list-item>
          <text:p text:style-name="P5"><text:span text:style-name="T3">Realizar a COMPILAÇÃO do </text:span><text:span text:style-name="T4">dkms</text:span><text:span text:style-name="T3">:</text:span></text:p>
          <text:p text:style-name="P5"><text:span text:style-name="T4">sudo</text:span><text:span text:style-name="T3"> </text:span><text:span text:style-name="T4">dkms</text:span><text:span text:style-name="T3"> </text:span><text:span text:style-name="T4">build</text:span><text:span text:style-name="T3"> rtl8188fu/1.0</text:span></text:p>
        </text:list-item>
        <text:list-item>
          <text:p text:style-name="P5"><text:span text:style-name="T3">Instalar o DRIVER:</text:span></text:p>
          <text:p text:style-name="P5"><text:span text:style-name="T4">sudo</text:span><text:span text:style-name="T3"> </text:span><text:span text:style-name="T4">dkms</text:span><text:span text:style-name="T3"> install rtl8188fu/1.0</text:span></text:p>
        </text:list-item>
        <text:list-item>
          <text:p text:style-name="P5"><text:span text:style-name="T3">Copiar o arquivo para o lugar </text:span><text:span text:style-name="T4">CORRETO</text:span><text:span text:style-name="T3">:</text:span></text:p>
          <text:p text:style-name="P5"><text:span text:style-name="T4">sudo</text:span><text:span text:style-name="T3"> </text:span><text:span text:style-name="T4">cp</text:span><text:span text:style-name="T3"> </text:span><text:span text:style-name="T8">.</text:span><text:span text:style-name="T3">/</text:span><text:span text:style-name="T4">rtl8188fu</text:span><text:span text:style-name="T3">/</text:span><text:span text:style-name="T4">firmware</text:span><text:span text:style-name="T3">/</text:span><text:span text:style-name="T4">rtl8188fufw.bin</text:span><text:span text:style-name="T3"> /</text:span><text:span text:style-name="T4">lib</text:span><text:span text:style-name="T3">/</text:span><text:span text:style-name="T4">firware</text:span><text:span text:style-name="T3">/</text:span><text:span text:style-name="T4">rtlwifi</text:span><text:span text:style-name="T3">/</text:span></text:p>
        </text:list-item>
        <text:list-item>
          <text:p text:style-name="P6"><text:span text:style-name="T3">Tecnicamente a USB WIFI já deveria aparecer nas conexões de rede mas se não acontecer basta reinicializar o sistema.</text:span></text:p>
          <text:p text:style-name="P6"><text:span text:style-name="T9">Obs</text:span><text:span text:style-name="T3">.: Esse procedimento funcionou no Mint Xfce e durante o procedimento algumas mensagem de erro foram apresentadas mas a placa instalou. Até esse momento esse técnico programador não possuí conhecimento para explicar o porquê tais mensagens foram apresentadas mas a busca por tal conhecimento não cessará. :)</text:span></text:p>
          <text:p text:style-name="P5"><text:span text:style-name="T3"/></text:p>
          <text:p text:style-name="P4"><text:span text:style-name="T4"/></text:p>
          <text:p text:style-name="P4"><text:span text:style-name="T3"/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08T07:46:43.620000000</meta:creation-date>
    <dc:date>2023-11-08T08:28:38.754000000</dc:date>
    <meta:editing-duration>PT8M42S</meta:editing-duration>
    <meta:editing-cycles>1</meta:editing-cycles>
    <meta:document-statistic meta:table-count="0" meta:image-count="0" meta:object-count="0" meta:page-count="1" meta:paragraph-count="35" meta:word-count="254" meta:character-count="1619" meta:non-whitespace-character-count="1415"/>
    <meta:generator>LibreOffice/7.2.5.2$Windows_X86_64 LibreOffice_project/499f9727c189e6ef3471021d6132d4c694f357e5</meta:generator>
  </office:meta>
</office:document-meta>
</file>